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3e6" officeooo:paragraph-rsid="001c93e6"/>
    </style:style>
    <style:style style:name="T1" style:family="text">
      <style:text-properties officeooo:rsid="001e4e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w <text:span text:style-name="T1">vhjgjfhgj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3:10:05.818690006</meta:creation-date>
    <dc:date>2017-10-10T13:30:30.040742533</dc:date>
    <meta:editing-duration>PT20M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2" meta:character-count="17" meta:non-whitespace-character-count="16"/>
  </office:meta>
</office:document-meta>
</file>